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plementation</text:p>
      <text:p text:style-name="Standard"/>
      <text:p text:style-name="Standard">Wireless</text:p>
      <text:p text:style-name="Standard"/>
      <text:p text:style-name="Standard">The software used to implement wireless tracking was based on the Linux source code: Wireless-tools.</text:p>
      <text:p text:style-name="Standard">Wireless tools is the software that has been used to control and monitor wireless activity in linux for quite some time. The package consists of 5 tools that allow one to fully access and set wireless configurations. </text:p>
      <text:p text:style-name="Standard"/>
      <text:p text:style-name="Standard">In order to explain the software/hardware implementation of the experiment, allow me to list the requirements of the software project.</text:p>
      <text:p text:style-name="Standard"/>
      <text:p text:style-name="P2">Monitoring signal strengths associated with each access point</text:p>
      <text:p text:style-name="Standard">the signal strength between the Access points and the WLAN card translates to a distance that is required in the tracking algorithm. The received signal strength indicator (RSSI) will be needed at real time speed to enable a continuously updated location intervals.</text:p>
      <text:p text:style-name="Standard"/>
      <text:p text:style-name="P2">Unique identification of access points</text:p>
      <text:p text:style-name="Standard">The mac addresses of each access point must be extracted</text:p>
      <text:p text:style-name="Standard"/>
      <text:p text:style-name="Standard">coordinates of the access points</text:p>
      <text:p text:style-name="Standard">NOT NEEDED </text:p>
      <text:p text:style-name="Standard"/>
      <text:p text:style-name="Standard">Map of the testbed</text:p>
      <text:p text:style-name="Standard">The environment in which the experiment will be conducted will be heavily trained with data. A map of which points in the room the device will be tracked in will be needed to display and reflect where the device is.</text:p>
      <text:p text:style-name="Standard"/>
      <text:p text:style-name="Standard">Implementation (heading again?)</text:p>
      <text:p text:style-name="Standard">In order to extract the received signal strength indication and relivant mac addresses of multiple access point, the iwlist tool source code was sufficient. The entire Wireless-tools package was compiled as various shared object files were required. The packages file list is given <text:span text:style-name="T1">below:</text:span><text:span text:style-name="T2"> The software is written in C.</text:span></text:p>
      <text:p text:style-name="Standard"><text:span text:style-name="T2"/></text:p>
      <text:p text:style-name="Standard"><text:span text:style-name="T2">The iwlist command line tool, before the tracking functionality was added to it, consisted of functions such as scanning, power, bitrate and keys [man page] which returns results to the user about such statistics. 2 new functional options were added: learn and track.</text:span></text:p>
      <text:p text:style-name="Standard"><text:span text:style-name="T2"/></text:p>
      <text:p text:style-name="Standard"><text:span text:style-name="T2">Learn:</text:span></text:p>
      <text:p text:style-name="Standard"><text:span text:style-name="T2">the learn function is required in the first, fingerprinting, phase of the experiment. It requires the user to input a location (as a label) which is to be fingerprinted and a database which to add the result to. </text:span></text:p>
      <text:p text:style-name="Standard"><text:span text:style-name="T2">The algorithm is as follows:</text:span></text:p>
      <text:p text:style-name="Standard"><text:span text:style-name="T2"/></text:p>
      <text:p text:style-name="Standard"><text:span text:style-name="T2">Track</text:span></text:p>
      <text:p text:style-name="Standard"><text:span text:style-name="T2">The track function is </text:span></text:p>
      <text:p text:style-name="Standard"/>
      <text:p text:style-name="Standard">iwconfig</text:p>
      <text:p text:style-name="Standard">Used to configure a wireless interface. Wireless tools uses the term interface to refer to a connection to an access point, router or adhoc network. It is easy to see how important this tool is in linux.</text:p>
      <text:p text:style-name="Standard"/>
      <text:p text:style-name="Standard">Iwspy</text:p>
      <text:p text:style-name="Standard"><text:soft-page-break/>Used to monitor statistics such as signal strength, link quality and noise level of a cell you are currently connected to. This sounds like the ideal source code to modify to implement wireless tracking via the signal strength interpretation, however this tool is focused on only accessing the current access point. Wireless tracking requires reading from multiple access points.</text:p>
      <text:p text:style-name="Standard"/>
      <text:p text:style-name="Standard">Iwlist</text:p>
      <text:p text:style-name="Standard">qq</text:p>
      <text:p text:style-name="Standard"/>
      <text:list xml:id="list419622188" text:style-name="L1">
        <text:list-item>
          <text:p text:style-name="P1">wireless interface </text:p>
        </text:list-item>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19T09:33:31</meta:creation-date>
    <dc:date>2009-10-19T17:31:30</dc:date>
    <meta:editing-duration>PT06H40M57S</meta:editing-duration>
    <meta:editing-cycles>2</meta:editing-cycles>
    <meta:generator>OpenOffice.org/3.0$Linux OpenOffice.org_project/300m15$Build-9379</meta:generator>
    <meta:document-statistic meta:table-count="0" meta:image-count="0" meta:object-count="0" meta:page-count="2" meta:paragraph-count="28" meta:word-count="438" meta:character-count="2681"/>
    <meta:user-defined meta:name="Info 1"/>
    <meta:user-defined meta:name="Info 2"/>
    <meta:user-defined meta:name="Info 3"/>
    <meta:user-defined meta:name="Info 4"/>
  </office:meta>
</office:document-meta>
</file>